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1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9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39" office:value-type="string" calcext:value-type="string">
            <text:p>OBS.:</text:p>
          </table:table-cell>
          <table:table-cell table:style-name="ce69" table:number-columns-repeated="55"/>
        </table:table-row>
        <table:table-row table:style-name="ro2">
          <table:table-cell table:style-name="ce2" office:value-type="date" office:date-value="2024-06-30" calcext:value-type="date">
            <text:p>30/06/2024</text:p>
          </table:table-cell>
          <table:table-cell table:style-name="ce7" office:value-type="string" calcext:value-type="string">
            <text:p>Mens. 06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5" office:value-type="string" calcext:value-type="string">
            <text:p>pg parcial</text:p>
          </table:table-cell>
          <table:table-cell table:style-name="ce10" office:value-type="float" office:value="50" calcext:value-type="float">
            <text:p>50,00</text:p>
          </table:table-cell>
          <table:table-cell table:style-name="ce2" office:value-type="date" office:date-value="2024-12-20" calcext:value-type="date">
            <text:p>20/12/2024</text:p>
          </table:table-cell>
          <table:table-cell table:style-name="ce20" table:formula="of:=[.C2]-[.F2]" office:value-type="float" office:value="300" calcext:value-type="float">
            <text:p>30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07-31" calcext:value-type="date">
            <text:p>31/07/2024</text:p>
          </table:table-cell>
          <table:table-cell table:style-name="ce7" office:value-type="string" calcext:value-type="string">
            <text:p>Mens. 07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650" calcext:value-type="float">
            <text:p>6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3]-[.F3]" office:value-type="float" office:value="-300" calcext:value-type="float">
            <text:p>(300,00)</text:p>
          </table:table-cell>
          <table:table-cell table:style-name="ce42" office:value-type="string" calcext:value-type="string" table:number-columns-spanned="1" table:number-rows-spanned="6">
            <text:p>PG – R$ 2.100,00</text:p>
            <text:p> 17/09/2025</text:p>
            <text:p>300,00 – 06/2024</text:p>
            <text:p>350,00 – 07/2024</text:p>
            <text:p>350,00 – 08/2024</text:p>
            <text:p>350,00 – 09/2024</text:p>
            <text:p>350,00 – 10/2024</text:p>
            <text:p>350,00 – 11/2024</text:p>
            <text:p>50,00 – 12/2024</text:p>
            <text:p> </text:p>
          </table:table-cell>
          <table:table-cell table:style-name="ce69" table:number-columns-repeated="55"/>
        </table:table-row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7" office:value-type="string" calcext:value-type="string">
            <text:p>Mens. 08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4]-[.F4]" office:value-type="float" office:value="0" calcext:value-type="float">
            <text:p>-</text:p>
          </table:table-cell>
          <table:covered-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7" office:value-type="string" calcext:value-type="string">
            <text:p>Mens. 09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5]-[.F5]" office:value-type="float" office:value="0" calcext:value-type="float">
            <text:p>-</text:p>
          </table:table-cell>
          <table:covered-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7" office:value-type="string" calcext:value-type="string">
            <text:p>Mens. 10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6]-[.F6]" office:value-type="float" office:value="0" calcext:value-type="float">
            <text:p>-</text:p>
          </table:table-cell>
          <table:covered-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7" office:value-type="string" calcext:value-type="string">
            <text:p>Mens. 11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7]-[.F7]" office:value-type="float" office:value="0" calcext:value-type="float">
            <text:p>-</text:p>
          </table:table-cell>
          <table:covered-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7" office:value-type="string" calcext:value-type="string">
            <text:p>Mens. 12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5" office:value-type="string" calcext:value-type="string">
            <text:p>pg parcial</text:p>
          </table:table-cell>
          <table:table-cell table:style-name="ce10" office:value-type="float" office:value="50" calcext:value-type="float">
            <text:p>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8]-[.F8]" office:value-type="float" office:value="300" calcext:value-type="float">
            <text:p>300,00</text:p>
          </table:table-cell>
          <table:covered-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7" office:value-type="string" calcext:value-type="string">
            <text:p>Mens. 01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9]-[.F9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7" office:value-type="string" calcext:value-type="string">
            <text:p>Mens. 02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0]-[.F10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7" office:value-type="string" calcext:value-type="string">
            <text:p>Mens. 03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1]-[.F11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7" office:value-type="string" calcext:value-type="string">
            <text:p>Mens. 04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2]-[.F12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7" office:value-type="string" calcext:value-type="string">
            <text:p>Mens. 05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3]-[.F13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7" office:value-type="string" calcext:value-type="string">
            <text:p>Mens. 06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4]-[.F14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5]-[.F15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7" office:value-type="string" calcext:value-type="string">
            <text:p>Mens. 08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6]-[.F16]" office:value-type="float" office:value="350" calcext:value-type="float">
            <text:p>350,00</text:p>
          </table:table-cell>
          <table:table-cell table:style-name="ce21"/>
          <table:table-cell table:style-name="ce69" table:number-columns-repeated="55"/>
        </table:table-row>
        <table:table-row table:style-name="ro2">
          <table:table-cell table:style-name="ce3"/>
          <table:table-cell/>
          <table:table-cell table:style-name="ce3" table:number-columns-repeated="4"/>
          <table:table-cell table:style-name="ce18" office:value-type="string" calcext:value-type="string">
            <text:p>TOTAL</text:p>
          </table:table-cell>
          <table:table-cell table:style-name="ce34" table:formula="of:=SUM([.H2:.H16])" office:value-type="float" office:value="3100" calcext:value-type="float">
            <text:p>3.100,00</text:p>
          </table:table-cell>
          <table:table-cell table:style-name="ce39"/>
          <table:table-cell table:style-name="ce69" table:number-columns-repeated="55"/>
        </table:table-row>
        <table:table-row table:style-name="ro2">
          <table:table-cell table:style-name="ce4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7"/>
          <table:table-cell table:style-name="ce69" table:number-columns-repeated="55"/>
        </table:table-row>
        <table:table-row table:style-name="ro2" table:number-rows-repeated="2">
          <table:table-cell table:style-name="ce5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7"/>
          <table:table-cell table:style-name="ce69" table:number-columns-repeated="55"/>
        </table:table-row>
        <table:table-row table:style-name="ro2" table:number-rows-repeated="31985">
          <table:table-cell table:style-name="ce4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7"/>
          <table:table-cell table:style-name="ce69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""""""""""""""""""""""""""""""""""</number:text>
    </number:number-style>
    <number:number-style style:name="N118">
      <number:text>(R$""""""""""""""""""""""""""""""""""""""""""""""""""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time-style style:name="N130">
      <number:minutes number:style="long"/>
      <number:text>:</number:text>
      <number:seconds number:style="long"/>
      <number:text>,</number:text>
    </number:time-style>
    <number:number-style style:name="N131P0" style:volatile="true">
      <number:text>R$""""""""""""""""""""""""""""""""""""""""""""""""""</number:text>
    </number:number-style>
    <number:number-style style:name="N131">
      <style:text-properties fo:color="#ff0000"/>
      <number:text>(R$""""""""""""""""""""""""""""""""""""""""""""""""""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3">
      <number:text>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. </number:text>
      <number:month number:textual="true"/>
    </number:date-style>
    <number:number-style style:name="N13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9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time-style style:name="N140">
      <number:minutes number:style="long"/>
      <number:text>:</number:text>
      <number:seconds number:style="long"/>
    </number:time-style>
    <number:date-style style:name="N141">
      <number:month number:textual="true"/>
      <number:text> </number:text>
      <number:year/>
    </number:date-style>
    <number:date-style style:name="N142">
      <number:month number:style="long"/>
      <number:text>/</number:text>
      <number:year number:style="long"/>
    </number:date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5">
      <number:text>R$-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7">
      <number:text>(</number:text>
      <number:currency-symbol/>
      <number:text>\,)</number:text>
      <style:map style:condition="value()&gt;=0" style:apply-style-name="N147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time-style style:name="N159">
      <number:hours/>
      <number:text>:</number:text>
      <number:minutes number:style="long"/>
      <number:text> </number:text>
      <number:am-pm/>
    </number:time-style>
    <number:number-style style:name="N161P0" style:volatile="true">
      <number:text>R$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22">00/00/0000</text:date></text:span><text:span text:style-name="MT2"><text:s/>- </text:span><text:span text:style-name="MT2"><text:time style:data-style-name="N2" text:time-value="14:09:23.228443700">00:00:00</text:time></text:span><text:span text:style-name="MT2"><text:s/></text:span></text:p>
        </style:region-center>
        <style:region-right>
          <text:p><text:span text:style-name="MT3">J &amp; R Café Sociedade Unipessoal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 &amp; R Café Sociedade Unipessoal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4:09:23.238107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5:02:04</meta:creation-date>
    <dc:date>2025-09-22T14:15:38.626956000</dc:date>
    <meta:print-date>2019-10-31T18:04:07.913029257</meta:print-date>
    <dc:language>pt-PT</dc:language>
    <meta:editing-cycles>559</meta:editing-cycles>
    <meta:editing-duration>P1DT7H52M25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